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writing-mode="lr-tb">
        <style:background-image/>
      </style:table-cell-properties>
    </style:style>
    <style:style style:name="Table2" style:family="table">
      <style:table-properties style:width="6.6868in" fo:margin-left="-0.07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writing-mode="lr-tb">
        <style:background-image/>
      </style:table-cell-properties>
    </style:style>
    <style:style style:name="Table3" style:family="table">
      <style:table-properties style:width="6.6868in" fo:margin-left="-0.07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writing-mode="lr-tb">
        <style:background-image/>
      </style:table-cell-properties>
    </style:style>
    <style:style style:name="Table4" style:family="table">
      <style:table-properties style:width="6.6868in" fo:margin-left="-0.07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writing-mode="lr-tb">
        <style:background-image/>
      </style:table-cell-properties>
    </style:style>
    <style:style style:name="Table5" style:family="table">
      <style:table-properties style:width="6.6868in" fo:margin-left="-0.07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writing-mode="lr-tb">
        <style:background-image/>
      </style:table-cell-properties>
    </style:style>
    <style:style style:name="Table6" style:family="table">
      <style:table-properties style:width="6.6771in" fo:margin-left="-0.075in" fo:margin-top="0in" fo:margin-bottom="0in" table:align="left" style:writing-mode="lr-tb"/>
    </style:style>
    <style:style style:name="Table6.A" style:family="table-column">
      <style:table-column-properties style:column-width="1.7396in"/>
    </style:style>
    <style:style style:name="Table6.B" style:family="table-column">
      <style:table-column-properties style:column-width="4.936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none" fo:border-right="0.5pt solid #d9d9d9" fo:border-top="0.5pt solid #d9d9d9" fo:border-bottom="none" style:writing-mode="lr-tb">
        <style:background-image/>
      </style:table-cell-properties>
    </style:style>
    <style:style style:name="Table6.B1" style:family="table-cell">
      <style:table-cell-properties fo:background-color="#cccccc" fo:padding-left="0.075in" fo:padding-right="0.075in" fo:padding-top="0in" fo:padding-bottom="0in" fo:border-left="0.5pt solid #d9d9d9" fo:border-right="none" fo:border-top="0.5pt solid #d9d9d9" fo:border-bottom="none" style:writing-mode="lr-tb">
        <style:background-image/>
      </style:table-cell-properties>
    </style:style>
    <style:style style:name="Table6.A2" style:family="table-cell">
      <style:table-cell-properties fo:background-color="#efefef" fo:padding-left="0.075in" fo:padding-right="0.075in" fo:padding-top="0in" fo:padding-bottom="0in" fo:border-left="none" fo:border-right="0.5pt solid #d9d9d9" fo:border-top="0.5pt solid #d9d9d9" fo:border-bottom="none" style:writing-mode="lr-tb">
        <style:background-image/>
      </style:table-cell-properties>
    </style:style>
    <style:style style:name="Table6.B2" style:family="table-cell">
      <style:table-cell-properties fo:background-color="#efefef" fo:padding-left="0.075in" fo:padding-right="0.075in" fo:padding-top="0in" fo:padding-bottom="0in" fo:border-left="0.5pt solid #d9d9d9" fo:border-right="none" fo:border-top="0.5pt solid #d9d9d9" fo:border-bottom="none" style:writing-mode="lr-tb">
        <style:background-image/>
      </style:table-cell-properties>
    </style:style>
    <style:style style:name="Table6.A3" style:family="table-cell">
      <style:table-cell-properties fo:padding="0.0694in" fo:border="none" style:writing-mode="lr-tb"/>
    </style:style>
    <style:style style:name="Table6.B3" style:family="table-cell">
      <style:table-cell-properties fo:padding-left="0.075in" fo:padding-right="0.075in" fo:padding-top="0in" fo:padding-bottom="0in" fo:border-left="0.5pt solid #d9d9d9" fo:border-right="none" fo:border-top="none" fo:border-bottom="none" style:writing-mode="lr-tb"/>
    </style:style>
    <style:style style:name="Table6.B4" style:family="table-cell">
      <style:table-cell-properties fo:background-color="#f2f2f2" fo:padding-left="0.075in" fo:padding-right="0.075in" fo:padding-top="0in" fo:padding-bottom="0in" fo:border-left="0.5pt solid #d9d9d9" fo:border-right="none" fo:border-top="none" fo:border-bottom="none" style:writing-mode="lr-tb">
        <style:background-image/>
      </style:table-cell-properties>
    </style:style>
    <style:style style:name="Table6.A5" style:family="table-cell">
      <style:table-cell-properties fo:padding-left="0.075in" fo:padding-right="0.075in" fo:padding-top="0in" fo:padding-bottom="0in" fo:border-left="none" fo:border-right="0.5pt solid #d9d9d9" fo:border-top="none" fo:border-bottom="none" style:writing-mode="lr-tb"/>
    </style:style>
    <style:style style:name="Table6.B5" style:family="table-cell">
      <style:table-cell-properties fo:padding-left="0.075in" fo:padding-right="0.075in" fo:padding-top="0in" fo:padding-bottom="0in" fo:border-left="0.5pt solid #d9d9d9" fo:border-right="none" fo:border-top="none" fo:border-bottom="none" style:writing-mode="lr-tb"/>
    </style:style>
    <style:style style:name="Table6.A7" style:family="table-cell">
      <style:table-cell-properties fo:padding-left="0.075in" fo:padding-right="0.075in" fo:padding-top="0in" fo:padding-bottom="0in" fo:border-left="none" fo:border-right="0.5pt solid #d9d9d9" fo:border-top="none" fo:border-bottom="none" style:writing-mode="lr-tb"/>
    </style:style>
    <style:style style:name="Table6.B7" style:family="table-cell">
      <style:table-cell-properties fo:padding-left="0.075in" fo:padding-right="0.075in" fo:padding-top="0in" fo:padding-bottom="0in" fo:border-left="0.5pt solid #d9d9d9" fo:border-right="none" fo:border-top="none" fo:border-bottom="none" style:writing-mode="lr-tb"/>
    </style:style>
    <style:style style:name="Table6.A9" style:family="table-cell">
      <style:table-cell-properties fo:padding-left="0.075in" fo:padding-right="0.075in" fo:padding-top="0in" fo:padding-bottom="0in" fo:border-left="none" fo:border-right="0.5pt solid #d9d9d9" fo:border-top="none" fo:border-bottom="none" style:writing-mode="lr-tb"/>
    </style:style>
    <style:style style:name="Table6.B9" style:family="table-cell">
      <style:table-cell-properties fo:padding-left="0.075in" fo:padding-right="0.075in" fo:padding-top="0in" fo:padding-bottom="0in" fo:border-left="0.5pt solid #d9d9d9" fo:border-right="none" fo:border-top="none" fo:border-bottom="none" style:writing-mode="lr-tb"/>
    </style:style>
    <style:style style:name="Table6.A12" style:family="table-cell">
      <style:table-cell-properties fo:padding-left="0.075in" fo:padding-right="0.075in" fo:padding-top="0in" fo:padding-bottom="0in" fo:border-left="none" fo:border-right="0.5pt solid #d9d9d9" fo:border-top="none" fo:border-bottom="none" style:writing-mode="lr-tb"/>
    </style:style>
    <style:style style:name="Table6.B12" style:family="table-cell">
      <style:table-cell-properties fo:padding-left="0.075in" fo:padding-right="0.075in" fo:padding-top="0in" fo:padding-bottom="0in" fo:border-left="0.5pt solid #d9d9d9" fo:border-right="none" fo:border-top="none" fo:border-bottom="none" style:writing-mode="lr-tb"/>
    </style:style>
    <style:style style:name="Table6.A14" style:family="table-cell">
      <style:table-cell-properties fo:padding-left="0.075in" fo:padding-right="0.075in" fo:padding-top="0in" fo:padding-bottom="0in" fo:border-left="none" fo:border-right="0.5pt solid #d9d9d9" fo:border-top="none" fo:border-bottom="0.5pt solid #f2f2f2" style:writing-mode="lr-tb"/>
    </style:style>
    <style:style style:name="Table6.B14" style:family="table-cell">
      <style:table-cell-properties fo:padding-left="0.075in" fo:padding-right="0.075in" fo:padding-top="0in" fo:padding-bottom="0in" fo:border-left="0.5pt solid #d9d9d9" fo:border-right="none" fo:border-top="none" fo:border-bottom="1pt solid #f2f2f2" style:writing-mode="lr-tb"/>
    </style:style>
    <style:style style:name="Table7" style:family="table">
      <style:table-properties style:width="6.6868in" fo:margin-left="-0.075in" fo:margin-top="0in" fo:margin-bottom="0in" table:align="left" style:writing-mode="lr-tb"/>
    </style:style>
    <style:style style:name="Table7.A" style:family="table-column">
      <style:table-column-properties style:column-width="6.6868in"/>
    </style:style>
    <style:style style:name="Table7.1" style:family="table-row">
      <style:table-row-properties fo:keep-together="auto"/>
    </style:style>
    <style:style style:name="Table7.A1" style:family="table-cell">
      <style:table-cell-properties fo:background-color="#d9d9d9" fo:padding="0.0694in" fo:border="none"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fo:background-color="#ffffff"/>
    </style:style>
    <style:style style:name="P3" style:family="paragraph" style:parent-style-name="Standard">
      <style:paragraph-properties fo:margin-top="0in" fo:margin-bottom="0in" loext:contextual-spacing="false" fo:orphans="0" fo:widows="0"/>
      <style:text-properties fo:font-weight="bold" style:font-weight-asian="bold" fo:background-color="#ffffff"/>
    </style:style>
    <style:style style:name="P4" style:family="paragraph" style:parent-style-name="Standard">
      <style:paragraph-properties fo:margin-top="0in" fo:margin-bottom="0in" loext:contextual-spacing="false" fo:line-height="115%"/>
    </style:style>
    <style:style style:name="P5" style:family="paragraph" style:parent-style-name="Standard">
      <style:paragraph-properties fo:margin-top="0in" fo:margin-bottom="0in" loext:contextual-spacing="false" fo:line-height="115%" fo:orphans="0" fo:widows="0"/>
    </style:style>
    <style:style style:name="P6" style:family="paragraph" style:parent-style-name="Standard">
      <style:paragraph-properties fo:margin-top="0in" fo:margin-bottom="0in" loext:contextual-spacing="false"/>
      <style:text-properties fo:background-color="#ffffff"/>
    </style:style>
    <style:style style:name="P7" style:family="paragraph" style:parent-style-name="Standard">
      <style:paragraph-properties fo:margin-top="0in" fo:margin-bottom="0in" loext:contextual-spacing="false" fo:line-height="115%"/>
      <style:text-properties fo:background-color="#ffffff"/>
    </style:style>
    <style:style style:name="P8" style:family="paragraph" style:parent-style-name="Standard">
      <style:paragraph-properties fo:margin-top="0in" fo:margin-bottom="0in" loext:contextual-spacing="false" fo:orphans="0" fo:widows="0"/>
      <style:text-properties fo:background-color="#ffffff"/>
    </style:style>
    <style:style style:name="P9" style:family="paragraph" style:parent-style-name="Standard">
      <style:paragraph-properties fo:margin-top="0in" fo:margin-bottom="0in" loext:contextual-spacing="false" fo:orphans="0" fo:widows="0"/>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master-page-name="Standard">
      <style:paragraph-properties fo:margin-top="0in" fo:margin-bottom="0in" loext:contextual-spacing="false" fo:line-height="115%" style:page-number="1"/>
      <style:text-properties fo:font-weight="bold" style:font-weight-asian="bold" fo:background-color="#ffffff"/>
    </style:style>
    <style:style style:name="P12" style:family="paragraph" style:parent-style-name="Standard">
      <style:paragraph-properties fo:margin-left="0in" fo:margin-right="0in" fo:margin-top="0in" fo:margin-bottom="0in" loext:contextual-spacing="false" fo:text-indent="0.5in" style:auto-text-indent="false"/>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fo:background-color="#ffffff"/>
    </style:style>
    <style:style style:name="P14" style:family="paragraph" style:parent-style-name="Standard">
      <style:paragraph-properties fo:margin-left="0in" fo:margin-right="0in" fo:margin-top="0in" fo:margin-bottom="0in" loext:contextual-spacing="false" fo:line-height="115%" fo:text-indent="0.5in" style:auto-text-indent="false"/>
    </style:style>
    <style:style style:name="P15" style:family="paragraph" style:parent-style-name="Standard" style:list-style-name="WWNum3">
      <style:paragraph-properties fo:margin-left="0.5in" fo:margin-right="0in" fo:margin-top="0in" fo:margin-bottom="0.139in" loext:contextual-spacing="true" fo:line-height="115%" fo:text-align="justify" style:justify-single-word="false" fo:text-indent="-0.25in" style:auto-text-indent="false"/>
    </style:style>
    <style:style style:name="P16" style:family="paragraph" style:parent-style-name="Standard" style:list-style-name="WWNum6">
      <style:paragraph-properties fo:margin-left="0.5in" fo:margin-right="0in" fo:margin-top="0in" fo:margin-bottom="0in" loext:contextual-spacing="true" fo:orphans="0" fo:widows="0" fo:text-indent="-0.25in" style:auto-text-indent="false"/>
    </style:style>
    <style:style style:name="P17" style:family="paragraph" style:parent-style-name="Standard" style:list-style-name="WWNum4">
      <style:paragraph-properties fo:margin-left="0.5in" fo:margin-right="0in" fo:margin-top="0in" fo:margin-bottom="0in" loext:contextual-spacing="true" fo:orphans="0" fo:widows="0" fo:text-indent="-0.25in" style:auto-text-indent="false"/>
    </style:style>
    <style:style style:name="P18" style:family="paragraph" style:parent-style-name="Standard">
      <style:paragraph-properties fo:margin-left="0in" fo:margin-right="0in" fo:margin-top="0in" fo:margin-bottom="0in" loext:contextual-spacing="false" fo:line-height="115%" fo:text-indent="0in" style:auto-text-indent="false"/>
    </style:style>
    <style:style style:name="P19" style:family="paragraph" style:parent-style-name="Standard">
      <style:paragraph-properties fo:margin-left="0in" fo:margin-right="0in" fo:margin-top="0in" fo:margin-bottom="0.139in" loext:contextual-spacing="false" fo:line-height="115%" fo:text-indent="0in" style:auto-text-indent="false"/>
    </style:style>
    <style:style style:name="P20" style:family="paragraph" style:parent-style-name="Standard">
      <style:paragraph-properties fo:margin-left="0.5in" fo:margin-right="0in" fo:margin-top="0in" fo:margin-bottom="0in" loext:contextual-spacing="false" fo:line-height="115%" fo:text-indent="0in" style:auto-text-indent="false"/>
      <style:text-properties fo:font-weight="bold" style:font-weight-asian="bold" fo:background-color="#ffffff"/>
    </style:style>
    <style:style style:name="P21" style:family="paragraph" style:parent-style-name="Standard">
      <style:paragraph-properties fo:margin-left="0.5in" fo:margin-right="0in" fo:margin-top="0in" fo:margin-bottom="0in" loext:contextual-spacing="false" fo:line-height="115%" fo:text-indent="0in" style:auto-text-indent="false"/>
    </style:style>
    <style:style style:name="P22" style:family="paragraph" style:parent-style-name="Standard">
      <style:paragraph-properties fo:margin-left="0.5in" fo:margin-right="0in" fo:margin-top="0in" fo:margin-bottom="0in" loext:contextual-spacing="false" fo:line-height="115%" fo:text-indent="0in" style:auto-text-indent="false"/>
      <style:text-properties fo:background-color="#ffffff"/>
    </style:style>
    <style:style style:name="P23" style:family="paragraph" style:parent-style-name="Standard">
      <style:paragraph-properties fo:margin-left="0.2291in" fo:margin-right="0in" fo:margin-top="0.0835in" fo:margin-bottom="0.1665in" loext:contextual-spacing="false" fo:line-height="115%" fo:text-align="end" style:justify-single-word="false" fo:text-indent="0in" style:auto-text-indent="false"/>
    </style:style>
    <style:style style:name="P24" style:family="paragraph" style:parent-style-name="Standard">
      <style:paragraph-properties fo:margin-top="0.0835in" fo:margin-bottom="0.1665in" loext:contextual-spacing="false" fo:line-height="115%" fo:text-align="end" style:justify-single-word="false"/>
    </style:style>
    <style:style style:name="P25" style:family="paragraph" style:parent-style-name="Standard" style:list-style-name="WWNum9">
      <style:paragraph-properties fo:margin-left="0.2602in" fo:margin-right="0in" fo:margin-top="0in" fo:margin-bottom="0in" loext:contextual-spacing="true" fo:orphans="0" fo:widows="0" fo:text-indent="-0.25in" style:auto-text-indent="false"/>
    </style:style>
    <style:style style:name="P26" style:family="paragraph" style:parent-style-name="Standard" style:list-style-name="WWNum7">
      <style:paragraph-properties fo:margin-left="0.2602in" fo:margin-right="0in" fo:margin-top="0in" fo:margin-bottom="0in" loext:contextual-spacing="true" fo:orphans="0" fo:widows="0" fo:text-indent="-0.25in" style:auto-text-indent="false"/>
    </style:style>
    <style:style style:name="P27" style:family="paragraph" style:parent-style-name="Standard" style:list-style-name="WWNum10">
      <style:paragraph-properties fo:margin-left="0.2602in" fo:margin-right="0in" fo:margin-top="0in" fo:margin-bottom="0in" loext:contextual-spacing="true" fo:orphans="0" fo:widows="0" fo:text-indent="-0.25in" style:auto-text-indent="false"/>
    </style:style>
    <style:style style:name="P28" style:family="paragraph" style:parent-style-name="Standard" style:list-style-name="WWNum2">
      <style:paragraph-properties fo:margin-left="0.2602in" fo:margin-right="0in" fo:margin-top="0in" fo:margin-bottom="0in" loext:contextual-spacing="true" fo:orphans="0" fo:widows="0" fo:text-indent="-0.25in" style:auto-text-indent="false"/>
    </style:style>
    <style:style style:name="P29" style:family="paragraph" style:parent-style-name="Standard" style:list-style-name="WWNum5">
      <style:paragraph-properties fo:margin-left="0.2602in" fo:margin-right="0in" fo:margin-top="0in" fo:margin-bottom="0in" loext:contextual-spacing="true" fo:orphans="0" fo:widows="0" fo:text-indent="-0.25in" style:auto-text-indent="false"/>
    </style:style>
    <style:style style:name="P30" style:family="paragraph" style:parent-style-name="Standard" style:list-style-name="WWNum1">
      <style:paragraph-properties fo:margin-left="0.2602in" fo:margin-right="0in" fo:margin-top="0in" fo:margin-bottom="0in" loext:contextual-spacing="true" fo:orphans="0" fo:widows="0" fo:text-indent="-0.25in" style:auto-text-indent="false"/>
    </style:style>
    <style:style style:name="P31" style:family="paragraph" style:parent-style-name="Standard" style:list-style-name="WWNum8">
      <style:paragraph-properties fo:margin-left="0.2398in" fo:margin-right="0in" fo:margin-top="0in" fo:margin-bottom="0in" loext:contextual-spacing="true" fo:line-height="115%" fo:text-align="justify" style:justify-single-word="false" fo:text-indent="-0.198in" style:auto-text-indent="false"/>
    </style:style>
    <style:style style:name="P32"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color="#31849b" fo:font-weight="bold" style:font-weight-asian="bold"/>
    </style:style>
    <style:style style:name="T9" style:family="text">
      <style:text-properties fo:color="#31849b" fo:background-color="#ffffff"/>
    </style:style>
    <style:style style:name="T10" style:family="text">
      <style:text-properties fo:font-size="10pt" style:font-size-asian="10pt" style:font-size-complex="10pt" fo:background-color="#ffffff"/>
    </style:style>
    <style:style style:name="T11" style:family="text">
      <style:text-properties style:text-underline-style="none"/>
    </style:style>
    <style:style style:name="T12" style:family="text">
      <style:text-properties fo:color="#0000ff" style:text-underline-style="solid" style:text-underline-width="auto" style:text-underline-color="font-color" fo:background-color="#ffffff"/>
    </style:style>
    <style:style style:name="T13" style:family="text">
      <style:text-properties fo:font-size="14pt" fo:font-weight="bold" style:font-size-asian="14pt" style:font-weight-asian="bold" style:font-size-complex="14pt"/>
    </style:style>
    <style:style style:name="T14" style:family="text">
      <style:text-properties fo:color="#4a86e8"/>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ext:soft-page-break/>
        <table:table-row table:style-name="Table1.1">
          <table:table-cell table:style-name="Table1.A1" office:value-type="string">
            <text:p text:style-name="P4"><text:span text:style-name="T1">SUMMARY OF QUALIFICATION:</text:span></text:p>
          </table:table-cell>
        </table:table-row>
      </table:table>
      <text:p text:style-name="P13"><text:soft-page-break/></text:p>
      <text:p text:style-name="P14"><text:span text:style-name="T4">Front-end/Back-end developer with 10+ years of IT experience and 5+ years experience dedicated to web-development and security auditing of web applications. Over the 9 years I was working on a various positions and different departments in a big Cloud and Shared Hosting company: 5 of them were in Tech Support(Customer Relation) department and 4 in IT as a Ruby/Rails developer. Now I am a Software Engineer at Sphere Inc. My previous experience includes:</text:span></text:p>
      <text:p text:style-name="P13"/>
      <text:list xml:id="list1036158283355175784" text:style-name="WWNum3">
        <text:list-item>
          <text:p text:style-name="P15">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5">Work as a Team Lead within more than 5 projects leading both local and remote team members. Mentoring and supervising junior and middle ruby/js developers.</text:p>
        </text:list-item>
        <text:list-item>
          <text:p text:style-name="P15">Collaborating with remote team members from Romania, India and the USA. </text:p>
        </text:list-item>
        <text:list-item>
          <text:p text:style-name="P15">Work with legacy code, refactoring and optimizing web-applications.</text:p>
        </text:list-item>
        <text:list-item>
          <text:p text:style-name="P15">Security researching and legal penetration testing. </text:p>
        </text:list-item>
      </text:list>
      <table:table table:name="Table2" table:style-name="Table2">
        <table:table-column table:style-name="Table2.A"/>
        <text:soft-page-break/>
        <table:table-row table:style-name="Table2.1">
          <table:table-cell table:style-name="Table2.A1" office:value-type="string">
            <text:p text:style-name="P5"><text:span text:style-name="T1">PERSONAL INFORMATION:</text:span></text:p>
          </table:table-cell>
        </table:table-row>
      </table:table>
      <text:p text:style-name="P7"><text:soft-page-break/></text:p>
      <text:p text:style-name="P18"><text:span text:style-name="T4">LinkedIn: </text:span><text:a xlink:type="simple" xlink:href="https://ua.linkedin.com/in/rrott" text:style-name="Internet_20_link" text:visited-style-name="Visited_20_Internet_20_Link"><text:span text:style-name="T5">https://ua.linkedin.com/in/rrott</text:span></text:a><text:span text:style-name="T4"> <text:s/>GitHub: </text:span><text:a xlink:type="simple" xlink:href="https://github.com/rrott" text:style-name="Internet_20_link" text:visited-style-name="Visited_20_Internet_20_Link"><text:span text:style-name="T5">https://github.com/rrott</text:span></text:a><text:span text:style-name="T4"> <text:s/>Portfolio: </text:span><text:a xlink:type="simple" xlink:href="https://rrott.com" text:style-name="Internet_20_link" text:visited-style-name="Visited_20_Internet_20_Link"><text:span text:style-name="T5">https://rrott.com</text:span></text:a></text:p>
      <text:p text:style-name="P1"><text:span text:style-name="T3">Languages: </text:span><text:span text:style-name="T4">English – upper-intermediate level. Ukrainian, Russian – native.</text:span></text:p>
      <text:p text:style-name="P7"/>
      <table:table table:name="Table3" table:style-name="Table3">
        <table:table-column table:style-name="Table3.A"/>
        <text:soft-page-break/>
        <table:table-row table:style-name="Table3.1">
          <table:table-cell table:style-name="Table3.A1" office:value-type="string">
            <text:p text:style-name="P4"><text:span text:style-name="T1">SKILLS:</text:span></text:p>
          </table:table-cell>
        </table:table-row>
      </table:table>
      <text:p text:style-name="P13"><text:soft-page-break/></text:p>
      <text:p text:style-name="P14"><text:span text:style-name="T4">These are only a few technologies that I use on a daily basis while there are a lot of interesting libraries in the Ruby and JS worlds that I used for self-development:</text:span></text:p>
      <text:p text:style-name="P20"/>
      <text:p text:style-name="P21"><text:span text:style-name="T3">Ruby, JavaScript/ES6/CoffeeScript <text:tab/></text:span><text:span text:style-name="T4">- as main languages.</text:span></text:p>
      <text:p text:style-name="P21"><text:span text:style-name="T3">Ruby on Rails, Sinatra/Padrino</text:span><text:span text:style-name="T4"><text:tab/> <text:tab/>- as Ruby frameworks.</text:span></text:p>
      <text:p text:style-name="P21"><text:span text:style-name="T3">React/Redux<text:tab/><text:tab/> <text:tab/><text:tab/> <text:tab/></text:span><text:span text:style-name="T4">- as JS frameworks for creating SPA</text:span></text:p>
      <text:p text:style-name="P21"><text:span text:style-name="T3">Rspec/Capybara, Jasmine</text:span><text:span text:style-name="T4"><text:tab/><text:tab/> <text:tab/>- as test frameworks.</text:span></text:p>
      <text:p text:style-name="P22"/>
      <text:p text:style-name="P4"><text:span text:style-name="T4"><text:tab/></text:span><text:span text:style-name="T3">Familiar with:</text:span><text:span text:style-name="T4"> ECMAScript 6, JS, JQuery, Node.js, Trailblazer, Grape, Rabl, Haml, SASS, HTML5, Redis, Docker, Chef, Capistrano, Bash, Burp, etc. </text:span></text:p>
      <text:p text:style-name="P6"/>
      <table:table table:name="Table4" table:style-name="Table4">
        <table:table-column table:style-name="Table4.A"/>
        <text:soft-page-break/>
        <table:table-row table:style-name="Table4.1">
          <table:table-cell table:style-name="Table4.A1" office:value-type="string">
            <text:p text:style-name="P1"><text:span text:style-name="T1">EDUCATION</text:span></text:p>
          </table:table-cell>
        </table:table-row>
      </table:table>
      <text:p text:style-name="P2"><text:soft-page-break/></text:p>
      <text:p text:style-name="P1"><text:span text:style-name="T3">Zaporizhzhya National University of Ukraine</text:span></text:p>
      <text:p text:style-name="P12"><text:span text:style-name="T4">Specialty: <text:tab/>Economic Cybernetics;</text:span></text:p>
      <text:p text:style-name="P12"><text:span text:style-name="T4">Degree: <text:tab/>Mathematician, Economist. Second cycle of higher education.</text:span></text:p>
      <table:table table:name="Table5" table:style-name="Table5">
        <table:table-column table:style-name="Table5.A"/>
        <text:soft-page-break/>
        <table:table-row table:style-name="Table5.1">
          <table:table-cell table:style-name="Table5.A1" office:value-type="string">
            <text:p text:style-name="P4"><text:span text:style-name="T1">SUMMARY OF EXPERIENCE:</text:span></text:p>
          </table:table-cell>
        </table:table-row>
      </table:table>
      <text:p text:style-name="P19"><text:soft-page-break/>Detailed portfolio can be also found at: <text:a xlink:type="simple" xlink:href="https://rrott.com/portfolio/" text:style-name="Internet_20_link" text:visited-style-name="Visited_20_Internet_20_Link"><text:span text:style-name="T6">https://rrott.com/portfolio/</text:span></text:a></text:p>
      <table:table table:name="Table6" table:style-name="Table6">
        <table:table-column table:style-name="Table6.A"/>
        <table:table-column table:style-name="Table6.B"/>
        <text:soft-page-break/>
        <table:table-row table:style-name="Table6.1">
          <table:table-cell table:style-name="Table6.A1" office:value-type="string">
            <text:p text:style-name="P23"><text:span text:style-name="T8">Company:</text:span></text:p>
          </table:table-cell>
          <table:table-cell table:style-name="Table6.B1" office:value-type="string">
            <text:p text:style-name="P4"><text:span text:style-name="T2">Sphere Software <text:s text:c="47"/>Mar 2016 – Present</text:span></text:p>
            <text:p text:style-name="P4"/>
          </table:table-cell>
        </table:table-row>
        <table:table-row table:style-name="Table6.1">
          <table:table-cell table:style-name="Table6.A2" office:value-type="string">
            <text:p text:style-name="P24"><text:span text:style-name="T8">Project:</text:span></text:p>
          </table:table-cell>
          <table:table-cell table:style-name="Table6.B2" office:value-type="string">
            <text:p text:style-name="P4"><text:span text:style-name="T2">Dabble, Chicago IL</text:span></text:p>
          </table:table-cell>
        </table:table-row>
        <table:table-row table:style-name="Table6.1">
          <table:table-cell table:style-name="Table6.A3" office:value-type="string">
            <text:p text:style-name="P9"><text:a xlink:type="simple" xlink:href="https://dabble.co" text:style-name="Internet_20_link" text:visited-style-name="Visited_20_Internet_20_Link"><text:span text:style-name="T5">dabble.co</text:span></text:a></text:p>
            <text:p text:style-name="P8"/>
            <text:p text:style-name="P9"><text:span text:style-name="T4">Position: </text:span></text:p>
            <text:p text:style-name="P9"><text:span text:style-name="T3">Software Engineer</text:span></text:p>
          </table:table-cell>
          <table:table-cell table:style-name="Table6.B3" office:value-type="string">
            <text:list xml:id="list125626181970738611" text:style-name="WWNum9">
              <text:list-item>
                <text:p text:style-name="P25"><text:span text:style-name="T4">Worked on both front- and back-end of Dabble - an online community marketplace for people to discover, teach and host unique and affordable one-time classes.</text:span></text:p>
              </text:list-item>
              <text:list-item>
                <text:p text:style-name="P25"><text:span text:style-name="T4">Worked mostly on UI part of the app using JS and CoffeeScript.</text:span></text:p>
              </text:list-item>
              <text:list-item>
                <text:p text:style-name="P25"><text:span text:style-name="T4">Was implementing back-end entities and business logic using RoR, Trailblazer, ActiveAdmin, etc.</text:span></text:p>
              </text:list-item>
            </text:list>
          </table:table-cell>
        </table:table-row>
        <table:table-row table:style-name="Table6.1">
          <table:table-cell table:style-name="Table6.A2" office:value-type="string">
            <text:p text:style-name="P24"><text:span text:style-name="T8">Project:</text:span></text:p>
          </table:table-cell>
          <table:table-cell table:style-name="Table6.B4" office:value-type="string">
            <text:p text:style-name="P4"><text:span text:style-name="T2">Chairlift Expense, Chicago IL</text:span></text:p>
          </table:table-cell>
        </table:table-row>
        <table:table-row table:style-name="Table6.1">
          <table:table-cell table:style-name="Table6.A5" office:value-type="string">
            <text:p text:style-name="P9"><text:a xlink:type="simple" xlink:href="https://sphereinc.com/" text:style-name="Internet_20_link" text:visited-style-name="Visited_20_Internet_20_Link"><text:span text:style-name="T5">https://sphereinc.com/</text:span></text:a></text:p>
            <text:p text:style-name="P8"/>
            <text:p text:style-name="P9"><text:span text:style-name="T4">Positions: </text:span></text:p>
            <text:p text:style-name="P9"><text:span text:style-name="T3">Team Lead,</text:span></text:p>
            <text:p text:style-name="P9"><text:span text:style-name="T3">Software Engineer</text:span></text:p>
          </table:table-cell>
          <table:table-cell table:style-name="Table6.B5" office:value-type="string">
            <text:list xml:id="list8119439611191389575" text:style-name="WWNum7">
              <text:list-item>
                <text:p text:style-name="P26"><text:span text:style-name="T4">Worked on “Chairlift Expenses” - an internal Sphere’s project for handling company's expenses. It runs React+Redux Single Page Application on front-end and Ruby on Rails 5 on back-end(JSON API + JWT). I was working on it starting from the initial proposing, planning and designing architecture and finishing implementing both front and back-ends of the project.</text:span></text:p>
              </text:list-item>
              <text:list-item>
                <text:p text:style-name="P26"><text:span text:style-name="T4">Worked on code reviews, estimating and allocating resources, writing stories, decision-making and negotiating, communicating with the project owner.</text:span></text:p>
              </text:list-item>
              <text:list-item>
                <text:p text:style-name="P26"><text:span text:style-name="T4">Writing code, making architectural decisions. </text:span></text:p>
              </text:list-item>
            </text:list>
          </table:table-cell>
        </table:table-row>
        <table:table-row table:style-name="Table6.1">
          <table:table-cell table:style-name="Table6.A2" office:value-type="string">
            <text:p text:style-name="P24"><text:span text:style-name="T8">Project:</text:span></text:p>
          </table:table-cell>
          <table:table-cell table:style-name="Table6.B4" office:value-type="string">
            <text:p text:style-name="P4"><text:span text:style-name="T2">Enova, Chicago IL</text:span></text:p>
          </table:table-cell>
        </table:table-row>
        <table:table-row table:style-name="Table6.1">
          <table:table-cell table:style-name="Table6.A7" office:value-type="string">
            <text:p text:style-name="P9"><text:a xlink:type="simple" xlink:href="https://www.enova.com/" text:style-name="Internet_20_link" text:visited-style-name="Visited_20_Internet_20_Link"><text:span text:style-name="T5">enova.com</text:span></text:a></text:p>
            <text:p text:style-name="P8"/>
            <text:p text:style-name="P9"><text:span text:style-name="T4">Position: </text:span></text:p>
            <text:p text:style-name="P9"><text:span text:style-name="T3">Team Lead </text:span></text:p>
          </table:table-cell>
          <table:table-cell table:style-name="Table6.B7" office:value-type="string">
            <text:list xml:id="list3240535110329808858" text:style-name="WWNum10">
              <text:list-item>
                <text:p text:style-name="P27"><text:span text:style-name="T4">Worked on a 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span></text:p>
              </text:list-item>
              <text:list-item>
                <text:p text:style-name="P27"><text:span text:style-name="T4">Reviewed code, refactored legacy code. estimated and allocated resources.</text:span></text:p>
              </text:list-item>
              <text:list-item>
                <text:p text:style-name="P27"><text:span text:style-name="T4">Decision-making and negotiating.</text:span></text:p>
              </text:list-item>
            </text:list>
          </table:table-cell>
        </table:table-row>
        <table:table-row table:style-name="Table6.1">
          <table:table-cell table:style-name="Table6.A2" office:value-type="string">
            <text:p text:style-name="P24"><text:span text:style-name="T8">Project:</text:span></text:p>
          </table:table-cell>
          <table:table-cell table:style-name="Table6.B4" office:value-type="string">
            <text:p text:style-name="P4"><text:span text:style-name="T2">Chairlift(Better Feedback), Chicago IL</text:span></text:p>
          </table:table-cell>
        </table:table-row>
        <table:table-row table:style-name="Table6.1">
          <table:table-cell table:style-name="Table6.A9" office:value-type="string">
            <text:p text:style-name="P9"><text:a xlink:type="simple" xlink:href="https://chairlift.io" text:style-name="Internet_20_link" text:visited-style-name="Visited_20_Internet_20_Link"><text:span text:style-name="T5">chairlift.io</text:span></text:a></text:p>
            <text:p text:style-name="P9"><text:span text:style-name="T4">Sphere Software</text:span></text:p>
            <text:p text:style-name="P8"/>
            <text:p text:style-name="P9"><text:span text:style-name="T4">Position: </text:span></text:p>
            <text:p text:style-name="P9"><text:span text:style-name="T3">Software Engineer</text:span></text:p>
          </table:table-cell>
          <table:table-cell table:style-name="Table6.B9" office:value-type="string">
            <text:list xml:id="list6354346851288463551" text:style-name="WWNum2">
              <text:list-item>
                <text:p text:style-name="P28"><text:span text:style-name="T4">Chairlift is an internal Sphere project I worked part-time when I had no ongoing projects or open stories. </text:span></text:p>
              </text:list-item>
              <text:list-item>
                <text:p text:style-name="P28"><text:span text:style-name="T4">Implemented some UI parts/features of the application using React, Redux, ES6.</text:span></text:p>
              </text:list-item>
              <text:list-item>
                <text:p text:style-name="P28"><text:span text:style-name="T4">Worked on back-end entities.</text:span></text:p>
              </text:list-item>
            </text:list>
          </table:table-cell>
        </table:table-row>
        <table:table-row table:style-name="Table6.1">
          <table:table-cell table:style-name="Table6.A1" office:value-type="string">
            <text:p text:style-name="P23"><text:span text:style-name="T8">Company:</text:span></text:p>
          </table:table-cell>
          <table:table-cell table:style-name="Table6.B1" office:value-type="string">
            <text:p text:style-name="P4"><text:span text:style-name="T2">Ecommerce LLC <text:s text:c="45"/>Sep 2012 – Oct 2015</text:span></text:p>
          </table:table-cell>
        </table:table-row>
        <table:table-row table:style-name="Table6.1">
          <table:table-cell table:style-name="Table6.A2" office:value-type="string">
            <text:p text:style-name="P24"><text:span text:style-name="T8">Projects:</text:span></text:p>
          </table:table-cell>
          <table:table-cell table:style-name="Table6.B4" office:value-type="string">
            <text:p text:style-name="P4"><text:a xlink:type="simple" xlink:href="https://www.cloudbyix.com/" text:style-name="Internet_20_link" text:visited-style-name="Visited_20_Internet_20_Link"><text:span text:style-name="T7">CloudByIX.com</text:span></text:a></text:p>
            <text:p text:style-name="P4"><text:a xlink:type="simple" xlink:href="https://ixwebhosting.com" text:style-name="Internet_20_link" text:visited-style-name="Visited_20_Internet_20_Link"><text:span text:style-name="T7">Control Panel and Ordering Wizard of IxWebhosting.com</text:span></text:a></text:p>
          </table:table-cell>
        </table:table-row>
        <table:table-row table:style-name="Table6.1">
          <table:table-cell table:style-name="Table6.A12" office:value-type="string">
            <text:p text:style-name="P9"><text:span text:style-name="T4">IT department at Ecommerce LLC </text:span></text:p>
            <text:p text:style-name="P9"><text:span text:style-name="T4">(Zaporizhzhya, Columbus, USA)</text:span></text:p>
            <text:p text:style-name="P9"><text:a xlink:type="simple" xlink:href="http://www.ixwebhosting.com/" text:style-name="Internet_20_link" text:visited-style-name="Visited_20_Internet_20_Link"><text:span text:style-name="T5">Ixwebhosting.com</text:span></text:a></text:p>
            <text:p text:style-name="P8"/>
            <text:p text:style-name="P9"><text:span text:style-name="T4">Positions: </text:span></text:p>
            <text:p text:style-name="P9"><text:span text:style-name="T4">(Sept 2012 – Oct 2015)</text:span></text:p>
            <text:p text:style-name="P9"><text:span text:style-name="T3">Team Lead </text:span></text:p>
            <text:p text:style-name="P9"><text:span text:style-name="T3">Middle developer</text:span></text:p>
            <text:p text:style-name="P9"><text:span text:style-name="T3">Junior Ruby developer</text:span></text:p>
            <text:p text:style-name="P3"/>
            <text:p text:style-name="P3"/>
          </table:table-cell>
          <table:table-cell table:style-name="Table6.B12" office:value-type="string">
            <text:list xml:id="list3072817098590048965" text:style-name="WWNum8">
              <text:list-item>
                <text:p text:style-name="P31">Worked with the Project Managers to plan, estimate and allocate resources to projects and tasks. Supervised the whole life cycle of 4 projects, starting from initial proposal and requirements gathering finishing execution and release planning.</text:p>
              </text:list-item>
              <text:list-item>
                <text:p text:style-name="P31">Mentored and supervised the UI Team of 5 developers in local office and 1 remote developer.</text:p>
              </text:list-item>
              <text:list-item>
                <text:p text:style-name="P31">Collaborated with remote team members from Romania, India and the USA, participated in management process. Conducted code reviews and pair programming sessions.</text:p>
              </text:list-item>
              <text:list-item>
                <text:p text:style-name="P31">Initiated development and implementation of internal JS library for increasing single page applications’ bootstrapping speed.</text:p>
              </text:list-item>
              <text:list-item>
                <text:p text:style-name="P31">Maintained internal ruby gems.</text:p>
              </text:list-item>
              <text:list-item>
                <text:p text:style-name="P31">Was in a team that created hosting panel and billing system for ixwebhosting.com and cloudbyix.com (shared and cloud hosting brands).</text:p>
              </text:list-item>
            </text:list>
          </table:table-cell>
        </table:table-row>
        <table:table-row table:style-name="Table6.1">
          <table:table-cell table:style-name="Table6.A2" office:value-type="string">
            <text:p text:style-name="P24"><text:span text:style-name="T8">Projects:</text:span></text:p>
          </table:table-cell>
          <table:table-cell table:style-name="Table6.B4" office:value-type="string">
            <text:p text:style-name="P4"><text:a xlink:type="simple" xlink:href="https://ixwebhosting.com" text:style-name="Internet_20_link" text:visited-style-name="Visited_20_Internet_20_Link"><text:span text:style-name="T7">IxWebhosting.com </text:span></text:a></text:p>
            <text:p text:style-name="P4"><text:a xlink:type="simple" xlink:href="https://hostexcellence.com" text:style-name="Internet_20_link" text:visited-style-name="Visited_20_Internet_20_Link"><text:span text:style-name="T7">HostExcellence.com</text:span></text:a></text:p>
          </table:table-cell>
        </table:table-row>
        <table:table-row table:style-name="Table6.1">
          <table:table-cell table:style-name="Table6.A14" office:value-type="string">
            <text:p text:style-name="P9"><text:span text:style-name="T4">TechSupport at Ecommerce LLC </text:span></text:p>
            <text:p text:style-name="P8"/>
            <text:p text:style-name="P9"><text:span text:style-name="T4">Positions: </text:span></text:p>
            <text:p text:style-name="P9"><text:span text:style-name="T4">(Oct. 2006 – Sept. 2012)</text:span></text:p>
            <text:p text:style-name="P9"><text:span text:style-name="T3">- Assistant Technical Manager</text:span></text:p>
            <text:p text:style-name="P9"><text:span text:style-name="T3">- Supervisor</text:span></text:p>
            <text:p text:style-name="P9"><text:span text:style-name="T3">- Tech Support Agent</text:span></text:p>
          </table:table-cell>
          <table:table-cell table:style-name="Table6.B14" office:value-type="string">
            <text:list xml:id="list7781934329574586299" text:style-name="WWNum5">
              <text:list-item>
                <text:p text:style-name="P29"><text:span text:style-name="T4">Mentored and lead 1-2 new supervisors each year, taught more than 50 tech support agents.</text:span></text:p>
              </text:list-item>
            </text:list>
            <text:list xml:id="list5605529332153468281" text:style-name="WWNum1">
              <text:list-item>
                <text:p text:style-name="P30"><text:span text:style-name="T4">Interacted with ~50 customers each day, improving their experience by fixing their websites and providing technical support.</text:span></text:p>
              </text:list-item>
              <text:list-item>
                <text:p text:style-name="P30"><text:span text:style-name="T4">Rewrote onboarding process for newbies in tech support department. Implemented internal education workflows, policies and wiki system.</text:span></text:p>
              </text:list-item>
            </text:list>
          </table:table-cell>
        </table:table-row>
      </table:table>
      <text:p text:style-name="P2"><text:soft-page-break/></text:p>
      <text:p text:style-name="P2"/>
      <table:table table:name="Table7" table:style-name="Table7">
        <table:table-column table:style-name="Table7.A"/>
        <text:soft-page-break/>
        <table:table-row table:style-name="Table7.1">
          <table:table-cell table:style-name="Table7.A1" office:value-type="string">
            <text:p text:style-name="P1"><text:span text:style-name="T1">SPECIAL KNOWLEDGES</text:span></text:p>
          </table:table-cell>
        </table:table-row>
      </table:table>
      <text:p text:style-name="P2"><text:soft-page-break/></text:p>
      <text:p text:style-name="P1"><text:span text:style-name="T3">Web Application Security Researcher:</text:span></text:p>
      <text:list xml:id="list4864198004332641998" text:style-name="WWNum6">
        <text:list-item>
          <text:p text:style-name="P16"><text:span text:style-name="T4">My interest in ethical hacking has resulted in dozens of found and reported security issues in such services as: rubygems.org, ZeroMail, tagged.com, etc</text:span></text:p>
        </text:list-item>
        <text:list-item>
          <text:p text:style-name="P16"><text:span text:style-name="T4">I took part in a CTF(Capture The Flag security game) as a Game Master and designed several vulnerable web applications for </text:span><text:span text:style-name="T3">UISGCon</text:span><text:span text:style-name="T4"> #10, #11, #12 (2014-2016) - Ukrainian InfoSec conference. </text:span></text:p>
        </text:list-item>
        <text:list-item>
          <text:p text:style-name="P16"><text:span text:style-name="T4">Prepared CTF game for </text:span><text:span text:style-name="T3">«HackIT-2015»</text:span><text:span text:style-name="T4"> the Cybersecurity Olympiad and International forum </text:span><text:span text:style-name="T3">«Cybersecurity: Ukraine and the world»</text:span></text:p>
        </text:list-item>
      </text:list>
      <text:p text:style-name="P8"/>
      <text:p text:style-name="P9"><text:span text:style-name="T3">Community development:</text:span></text:p>
      <text:list xml:id="list3063740920047280928" text:style-name="WWNum4">
        <text:list-item>
          <text:p text:style-name="P17"><text:span text:style-name="T4">Contributed to open source projects, e.g.: </text:span><text:a xlink:type="simple" xlink:href="https://github.com/react-toolbox/react-toolbox/pulls?utf8=%E2%9C%93&amp;q=is%3Apr%20author%3Arrott" text:style-name="Internet_20_link" text:visited-style-name="Visited_20_Internet_20_Link"><text:span text:style-name="T5">react-toolbox</text:span></text:a><text:span text:style-name="T4"> </text:span><text:a xlink:type="simple" xlink:href="https://gitlab.com/gitlab-org/gitlab-ce/merge_requests/2690#note_3543658" text:style-name="Internet_20_link" text:visited-style-name="Visited_20_Internet_20_Link"><text:span text:style-name="T5">gitlab-ce</text:span></text:a><text:span text:style-name="T4"> </text:span><text:a xlink:type="simple" xlink:href="https://github.com/floere/phony/pull/180" text:style-name="Internet_20_link" text:visited-style-name="Visited_20_Internet_20_Link"><text:span text:style-name="T5">phony</text:span></text:a><text:span text:style-name="T4"> </text:span><text:a xlink:type="simple" xlink:href="https://github.com/dnesteryuk/site_prism.vcr/pull/3" text:style-name="Internet_20_link" text:visited-style-name="Visited_20_Internet_20_Link"><text:span text:style-name="T5">site_prism.vcr</text:span></text:a><text:span text:style-name="T4"> </text:span><text:span text:style-name="T3"><text:s/></text:span></text:p>
        </text:list-item>
        <text:list-item>
          <text:p text:style-name="P17"><text:span text:style-name="T4">Had a speech on the </text:span><text:a xlink:type="simple" xlink:href="https://www.facebook.com/RubyMeditation/posts/1122062657874189" text:style-name="Internet_20_link" text:visited-style-name="Visited_20_Internet_20_Link"><text:span text:style-name="T5">11th Ruby Meditation</text:span></text:a><text:span text:style-name="T4"> meetup.</text:span></text:p>
        </text:list-item>
        <text:list-item>
          <text:p text:style-name="P17"><text:span text:style-name="T4">Partnered with 4 other developers to plan and execute 3 Front-End Meetups and the very first </text:span><text:a xlink:type="simple" xlink:href="http://www.vr-online.ru/blog/24hack-khakaton-v-zaporozhe-8785" text:style-name="Internet_20_link" text:visited-style-name="Visited_20_Internet_20_Link"><text:span text:style-name="T12">Hackathon in Zaporizhzhya</text:span></text:a><text:span text:style-name="T4"> c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fo:color="#0000ff" style:text-underline-style="solid" style:text-underline-width="auto" style:text-underline-color="font-color" fo:background-color="#ffffff"/>
    </style:style>
    <style:style style:name="MT4" style:family="text">
      <style:text-properties fo:color="#4a86e8"/>
    </style:style>
    <style:style style:name="MT5" style:family="text">
      <style:text-properties fo:color="#1155cc"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Roman Rott<text:tab/></text:span><text:span text:style-name="MT2"><text:tab/><text:tab/><text:tab/><text:tab/><text:tab/><text:tab/><text:tab/><text:tab/><text:tab/><text:tab/></text:span><text:span text:style-name="MT2"><text:page-number text:select-page="current">15</text:page-number></text:span></text:p>
        <text:p text:style-name="MP1"/>
        <text:p text:style-name="MP1">Ruby/Ruby On Rails, JavaScript/CoffeeScript Full-Stack developer. <text:s text:c="12"/>Location: Kyiv, Ukraine</text:p>
        <text:p text:style-name="MP2">skype: <text:span text:style-name="MT3">roman.rott</text:span><text:span text:style-name="MT4"> <text:tab/></text:span> <text:s/>Contact phone number: +380-50-832-72-34<text:tab/> <text:s text:c="9"/><text:a xlink:type="simple" xlink:href="mailto:roman@rrott.com" text:style-name="Internet_20_link" text:visited-style-name="Visited_20_Internet_20_Link"><text:span text:style-name="MT5">roman@rrott.com</text:span></text:a></text:p>
        <text:p text:style-name="MP2"><draw:rect text:anchor-type="as-char" svg:y="0in" draw:z-index="14"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5" meta:paragraph-count="103" meta:word-count="943" meta:character-count="6636" meta:non-whitespace-character-count="5658"/>
    <meta:generator>LibreOfficeDev/5.1.0.3$Linux_X86_64 LibreOffice_project/</meta:generator>
  </office:meta>
</office:document-meta>
</file>